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-color="#ffffcc" draw:textarea-horizontal-align="left" draw:textarea-vertical-align="top"/>
    </style:style>
    <style:style style:name="gr3" style:family="graphic" style:parent-style-name="standard">
      <style:graphic-properties draw:fill-color="#ffcc99" draw:textarea-vertical-align="middle"/>
    </style:style>
    <style:style style:name="gr4" style:family="graphic" style:parent-style-name="standard">
      <style:graphic-properties draw:fill-color="#ffcc99" draw:textarea-vertical-align="middle"/>
    </style:style>
    <style:style style:name="gr5" style:family="graphic" style:parent-style-name="standard">
      <style:graphic-properties draw:stroke="dash" draw:stroke-dash="Ultrafine_20_Dashed" draw:fill-color="#ffffcc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14.905cm" svg:y1="3.611cm" svg:x2="6.701cm" svg:y2="11.736cm" draw:start-shape="id1" draw:start-glue-point="3" draw:end-shape="id2" draw:end-glue-point="0" svg:d="m14905 3611c-5470 0-8204 2708-8204 8125">
          <text:p/>
        </draw:connector>
        <draw:rect draw:style-name="gr2" draw:text-style-name="P3" xml:id="id14" draw:id="id14" draw:layer="layout" svg:width="3.761cm" svg:height="2.118cm" svg:x="14.951cm" svg:y="7.21cm">
          <text:p text:style-name="P2"><text:span text:style-name="T1">value_id</text:span></text:p>
          <text:p text:style-name="P2"><text:span text:style-name="T1">attribute_type_id</text:span></text:p>
          <text:p text:style-name="P2"><text:span text:style-name="T1">code_id</text:span></text:p>
          <text:p text:style-name="P2"><text:span text:style-name="T1">attribute_value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rect draw:style-name="gr3" draw:text-style-name="P4" xml:id="id12" draw:id="id12" draw:layer="layout" svg:width="4.362cm" svg:height="0.875cm" svg:x="7.557cm" svg:y="8.612cm">
          <text:p text:style-name="P1"><text:span text:style-name="T2">Code Master</text:span></text:p>
        </draw:rect>
        <draw:rect draw:style-name="gr3" draw:text-style-name="P4" xml:id="id2" draw:id="id2" draw:layer="layout" svg:width="3.675cm" svg:height="0.835cm" svg:x="4.864cm" svg:y="11.736cm">
          <text:p text:style-name="P1"><text:span text:style-name="T2">Code Table</text:span></text:p>
        </draw:rect>
        <draw:rect draw:style-name="gr3" draw:text-style-name="P4" draw:layer="layout" svg:width="3.761cm" svg:height="0.762cm" svg:x="14.951cm" svg:y="6.448cm">
          <text:p text:style-name="P1"><text:span text:style-name="T2">Attribute Value</text:span></text:p>
        </draw:rect>
        <draw:rect draw:style-name="gr3" draw:text-style-name="P4" draw:layer="layout" svg:width="4.572cm" svg:height="0.762cm" svg:x="1cm" svg:y="5.8cm">
          <text:p text:style-name="P1"><text:span text:style-name="T2">Release Version</text:span></text:p>
        </draw:rect>
        <draw:rect draw:style-name="gr2" draw:text-style-name="P3" xml:id="id25" draw:id="id25" draw:layer="layout" svg:width="4.572cm" svg:height="4.558cm" svg:x="1cm" svg:y="6.562cm">
          <text:p text:style-name="P2"><text:span text:style-name="T1">release_id</text:span></text:p>
          <text:p text:style-name="P2"><text:span text:style-name="T1">major_version_num</text:span></text:p>
          <text:p text:style-name="P2"><text:span text:style-name="T1">minor_version_num</text:span></text:p>
          <text:p text:style-name="P2"><text:span text:style-name="T1">started_date</text:span></text:p>
          <text:p text:style-name="P2"><text:span text:style-name="T1">released_date</text:span></text:p>
          <text:p text:style-name="P2"><text:span text:style-name="T1">retired_date</text:span></text:p>
          <text:p text:style-name="P2"><text:span text:style-name="T1">release_status</text:span></text:p>
          <text:p text:style-name="P2"><text:span text:style-name="T1"/></text:p>
          <text:p text:style-name="P2"><text:span text:style-name="T1"/></text:p>
        </draw:rect>
        <draw:rect draw:style-name="gr2" draw:text-style-name="P3" draw:layer="layout" svg:width="4.621cm" svg:height="4.267cm" svg:x="21.119cm" svg:y="5.763cm">
          <text:p text:style-name="P2"><text:span text:style-name="T1">attribute_comment_id</text:span></text:p>
          <text:p text:style-name="P2"><text:span text:style-name="T1">value_id</text:span></text:p>
          <text:p text:style-name="P2"><text:span text:style-name="T1">user_id</text:span></text:p>
          <text:p text:style-name="P2"><text:span text:style-name="T1">comment_text</text:span></text:p>
          <text:p text:style-name="P2"><text:span text:style-name="T1">entry_date</text:span></text:p>
          <text:p text:style-name="P2"><text:span text:style-name="T1">position_status</text:span></text:p>
        </draw:rect>
        <draw:rect draw:style-name="gr3" draw:text-style-name="P4" draw:layer="layout" svg:width="4.621cm" svg:height="0.762cm" svg:x="21.119cm" svg:y="5.001cm">
          <text:p text:style-name="P1"><text:span text:style-name="T2">Attribute Comment</text:span></text:p>
        </draw:rect>
        <draw:rect draw:style-name="gr2" draw:text-style-name="P3" xml:id="id16" draw:id="id16" draw:layer="layout" svg:width="4.362cm" svg:height="1.702cm" svg:x="7.557cm" svg:y="9.374cm">
          <text:p text:style-name="P2"><text:span text:style-name="T1">code_id</text:span></text:p>
          <text:p text:style-name="P2"><text:span text:style-name="T1">table_id</text:span></text:p>
          <text:p text:style-name="P2"><text:span text:style-name="T1">code_value</text:span></text:p>
          <text:p text:style-name="P2"><text:span text:style-name="T1"/></text:p>
        </draw:rect>
        <draw:rect draw:style-name="gr2" draw:text-style-name="P3" xml:id="id29" draw:id="id29" draw:layer="layout" svg:width="3.675cm" svg:height="1.235cm" svg:x="4.864cm" svg:y="12.498cm">
          <text:p text:style-name="P2"><text:span text:style-name="T1">table_id</text:span></text:p>
          <text:p text:style-name="P2"><text:span text:style-name="T1">context_table_id</text:span></text:p>
        </draw:rect>
        <draw:rect draw:style-name="gr3" draw:text-style-name="P4" draw:layer="layout" svg:width="4.572cm" svg:height="0.762cm" svg:x="7.93cm" svg:y="1.327cm">
          <text:p text:style-name="P1"><text:span text:style-name="T2">Attribute Assigned</text:span></text:p>
        </draw:rect>
        <draw:rect draw:style-name="gr2" draw:text-style-name="P3" draw:layer="layout" svg:width="4.572cm" svg:height="3.656cm" svg:x="7.93cm" svg:y="2.089cm">
          <text:p text:style-name="P2"><text:span text:style-name="T1">attribute_assigned_id</text:span></text:p>
          <text:p text:style-name="P2"><text:span text:style-name="T1">attribute_type_id</text:span></text:p>
          <text:p text:style-name="P2"><text:span text:style-name="T1">table_id</text:span></text:p>
          <text:p text:style-name="P2"><text:span text:style-name="T1">display_order</text:span></text:p>
          <text:p text:style-name="P2"><text:span text:style-name="T1">allow_multiple</text:span></text:p>
          <text:p text:style-name="P2"><text:span text:style-name="T1">attribute_status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circle draw:style-name="gr4" draw:text-style-name="P1" xml:id="id3" draw:id="id3" draw:layer="layout" svg:width="0.254cm" svg:height="0.254cm" svg:x="7.807cm" svg:y="3.286cm">
          <text:p/>
        </draw:circle>
        <draw:connector draw:style-name="gr1" draw:text-style-name="P1" draw:layer="layout" draw:type="curve" svg:x1="7.807cm" svg:y1="3.413cm" svg:x2="6.701cm" svg:y2="11.736cm" draw:start-shape="id3" draw:start-glue-point="3" draw:end-shape="id2" draw:end-glue-point="0" svg:d="m7807 3413c-738 0-1106 2774-1106 8323">
          <text:p/>
        </draw:connector>
        <draw:circle draw:style-name="gr4" draw:text-style-name="P1" xml:id="id4" draw:id="id4" draw:layer="layout" svg:width="0.254cm" svg:height="0.254cm" svg:x="7.406cm" svg:y="10.085cm">
          <text:p/>
        </draw:circle>
        <draw:connector draw:style-name="gr1" draw:text-style-name="P1" draw:layer="layout" draw:type="curve" svg:x1="7.406cm" svg:y1="10.212cm" svg:x2="6.701cm" svg:y2="11.736cm" draw:start-shape="id4" draw:start-glue-point="3" draw:end-shape="id2" svg:d="m7406 10212c-470 0-705 508-705 1524">
          <text:p/>
        </draw:connector>
        <draw:rect draw:style-name="gr3" draw:text-style-name="P4" draw:layer="layout" svg:width="3.81cm" svg:height="0.762cm" svg:x="21.293cm" svg:y="1.062cm">
          <text:p text:style-name="P1"><text:span text:style-name="T2">Allowed Value</text:span></text:p>
        </draw:rect>
        <draw:rect draw:style-name="gr2" draw:text-style-name="P3" draw:layer="layout" svg:width="3.81cm" svg:height="2.732cm" svg:x="21.293cm" svg:y="1.824cm">
          <text:p text:style-name="P2"><text:span text:style-name="T1">allowed_value_id</text:span></text:p>
          <text:p text:style-name="P2"><text:span text:style-name="T1">attribute_type_id</text:span></text:p>
          <text:p text:style-name="P2"><text:span text:style-name="T1">saved_value</text:span></text:p>
          <text:p text:style-name="P2"><text:span text:style-name="T1">display_text</text:span></text:p>
          <text:p text:style-name="P2"><text:span text:style-name="T1">display_order</text:span></text:p>
          <text:p text:style-name="P2"><text:span text:style-name="T1"/></text:p>
          <text:p text:style-name="P2"><text:span text:style-name="T1"/></text:p>
        </draw:rect>
        <draw:connector draw:style-name="gr1" draw:text-style-name="P1" draw:layer="layout" draw:type="curve" svg:x1="10.347cm" svg:y1="15.411cm" svg:x2="8.539cm" svg:y2="12.153cm" draw:start-shape="id5" draw:start-glue-point="3" draw:end-shape="id2" svg:d="m10347 15411c-1356 0-452-3258-1808-3258">
          <text:p/>
        </draw:connector>
        <draw:rect draw:style-name="gr3" draw:text-style-name="P4" xml:id="id7" draw:id="id7" draw:layer="layout" svg:width="3.599cm" svg:height="0.816cm" svg:x="14.986cm" svg:y="1.024cm">
          <text:p text:style-name="P1"><text:span text:style-name="T2">Attribute Type</text:span></text:p>
        </draw:rect>
        <draw:rect draw:style-name="gr2" draw:text-style-name="P3" xml:id="id10" draw:id="id10" draw:layer="layout" svg:width="3.599cm" svg:height="4.14cm" svg:x="14.986cm" svg:y="1.813cm">
          <text:p text:style-name="P2"><text:span text:style-name="T1">attribute_type_id</text:span></text:p>
          <text:p text:style-name="P2"><text:span text:style-name="T1">attribute_label</text:span></text:p>
          <text:p text:style-name="P2"><text:span text:style-name="T1">attribute_help</text:span></text:p>
          <text:p text:style-name="P2"><text:span text:style-name="T1">ref_table_id</text:span></text:p>
          <text:p text:style-name="P2"><text:span text:style-name="T1">attribute_format</text:span></text:p>
          <text:p text:style-name="P2"/>
          <text:p text:style-name="P2"><text:span text:style-name="T1"/></text:p>
          <text:p text:style-name="P2"><text:span text:style-name="T1"/></text:p>
        </draw:rect>
        <draw:circle draw:style-name="gr4" draw:text-style-name="P1" xml:id="id6" draw:id="id6" draw:layer="layout" svg:width="0.254cm" svg:height="0.254cm" svg:x="11.406cm" svg:y="2.785cm">
          <text:p/>
        </draw:circle>
        <draw:connector draw:style-name="gr1" draw:text-style-name="P1" draw:layer="layout" draw:type="curve" svg:x1="11.66cm" svg:y1="2.912cm" svg:x2="14.986cm" svg:y2="1.432cm" draw:start-shape="id6" draw:start-glue-point="1" draw:end-shape="id7" draw:end-glue-point="3" svg:d="m11660 2912c2494 0 832-1480 3326-1480">
          <text:p/>
        </draw:connector>
        <draw:circle draw:style-name="gr4" draw:text-style-name="P1" xml:id="id8" draw:id="id8" draw:layer="layout" svg:width="0.254cm" svg:height="0.254cm" svg:x="21.19cm" svg:y="2.593cm">
          <text:p/>
        </draw:circle>
        <draw:connector draw:style-name="gr1" draw:text-style-name="P1" draw:layer="layout" draw:type="curve" svg:x1="21.19cm" svg:y1="2.72cm" svg:x2="18.585cm" svg:y2="1.432cm" draw:start-shape="id8" draw:start-glue-point="3" draw:end-shape="id7" draw:end-glue-point="1" svg:d="m21190 2720c-1953 0-651-1288-2605-1288">
          <text:p/>
        </draw:connector>
        <draw:circle draw:style-name="gr4" draw:text-style-name="P1" xml:id="id11" draw:id="id11" draw:layer="layout" svg:width="0.254cm" svg:height="0.254cm" svg:x="14.804cm" svg:y="8.383cm">
          <text:p/>
        </draw:circle>
        <draw:circle draw:style-name="gr4" draw:text-style-name="P1" xml:id="id9" draw:id="id9" draw:layer="layout" svg:width="0.254cm" svg:height="0.254cm" svg:x="18.503cm" svg:y="7.882cm">
          <text:p/>
        </draw:circle>
        <draw:connector draw:style-name="gr1" draw:text-style-name="P1" draw:layer="layout" draw:type="curve" svg:x1="18.757cm" svg:y1="8.009cm" svg:x2="18.585cm" svg:y2="3.883cm" draw:start-shape="id9" draw:start-glue-point="1" draw:end-shape="id10" svg:d="m18757 8009c751 0 837-4126-172-4126">
          <text:p/>
        </draw:connector>
        <draw:connector draw:style-name="gr1" draw:text-style-name="P1" draw:layer="layout" draw:type="curve" draw:line-skew="0.084cm" svg:x1="14.804cm" svg:y1="8.51cm" svg:x2="11.919cm" svg:y2="9.049cm" draw:start-shape="id11" draw:start-glue-point="3" draw:end-shape="id12" draw:end-glue-point="1" svg:d="m14804 8510c-2037 0-595 539-2885 539">
          <text:p/>
        </draw:connector>
        <draw:circle draw:style-name="gr4" draw:text-style-name="P1" xml:id="id13" draw:id="id13" draw:layer="layout" svg:width="0.254cm" svg:height="0.254cm" svg:x="20.936cm" svg:y="6.546cm">
          <text:p/>
        </draw:circle>
        <draw:connector draw:style-name="gr1" draw:text-style-name="P1" draw:layer="layout" draw:type="curve" svg:x1="20.936cm" svg:y1="6.673cm" svg:x2="18.712cm" svg:y2="8.269cm" draw:start-shape="id13" draw:start-glue-point="3" draw:end-shape="id14" svg:d="m20936 6673c-1668 0-556 1596-2224 1596">
          <text:p/>
        </draw:connector>
        <draw:rect draw:style-name="gr3" draw:text-style-name="P4" draw:layer="layout" svg:width="4.246cm" svg:height="0.746cm" svg:x="10.47cm" svg:y="12.792cm">
          <text:p text:style-name="P1"><text:span text:style-name="T2">Code Instance</text:span></text:p>
        </draw:rect>
        <draw:rect draw:style-name="gr2" draw:text-style-name="P3" xml:id="id22" draw:id="id22" draw:layer="layout" svg:width="4.246cm" svg:height="6.969cm" svg:x="10.47cm" svg:y="13.554cm">
          <text:p text:style-name="P2"><text:span text:style-name="T1">code_instance_id</text:span></text:p>
          <text:p text:style-name="P2"><text:span text:style-name="T1">code_id</text:span></text:p>
          <text:p text:style-name="P2"><text:span text:style-name="T1">context_id</text:span></text:p>
          <text:p text:style-name="P2"><text:span text:style-name="T1">indicates_table_id</text:span></text:p>
          <text:p text:style-name="P2"><text:span text:style-name="T1">code_label</text:span></text:p>
          <text:p text:style-name="P2"><text:span text:style-name="T1">use_value</text:span></text:p>
          <text:p text:style-name="P2"><text:span text:style-name="T1">code_status</text:span></text:p>
          <text:p text:style-name="P2"><text:span text:style-name="T1">hl7_code_table</text:span></text:p>
          <text:p text:style-name="P2"><text:span text:style-name="T1">table_instance_id</text:span></text:p>
          <text:p text:style-name="P2"><text:span text:style-name="T1">issue_count</text:span></text:p>
          <text:p text:style-name="P2"><text:span text:style-name="T1">inclusion_status</text:span></text:p>
          <text:p text:style-name="P2"><text:span text:style-name="T1"/></text:p>
          <text:p text:style-name="P2"><text:span text:style-name="T1"/></text:p>
          <text:p text:style-name="P2"><text:span text:style-name="T1"/></text:p>
        </draw:rect>
        <draw:circle draw:style-name="gr4" draw:text-style-name="P1" xml:id="id15" draw:id="id15" draw:layer="layout" svg:width="0.254cm" svg:height="0.254cm" svg:x="10.347cm" svg:y="14.243cm">
          <text:p/>
        </draw:circle>
        <draw:connector draw:style-name="gr1" draw:text-style-name="P1" draw:layer="layout" draw:type="curve" svg:x1="10.347cm" svg:y1="14.37cm" svg:x2="9.738cm" svg:y2="11.076cm" draw:start-shape="id15" draw:start-glue-point="3" draw:end-shape="id16" draw:end-glue-point="2" svg:d="m10347 14370c-406 0-609-1098-609-3294">
          <text:p/>
        </draw:connector>
        <draw:circle draw:style-name="gr4" draw:text-style-name="P1" xml:id="id17" draw:id="id17" draw:layer="layout" svg:width="0.254cm" svg:height="0.254cm" svg:x="10.347cm" svg:y="14.784cm">
          <text:p/>
        </draw:circle>
        <draw:connector draw:style-name="gr1" draw:text-style-name="P1" draw:layer="layout" draw:type="curve" svg:x1="10.347cm" svg:y1="14.911cm" svg:x2="9.738cm" svg:y2="11.076cm" draw:start-shape="id17" draw:start-glue-point="3" draw:end-shape="id16" draw:end-glue-point="2" svg:d="m10347 14911c-406 0-609-1278-609-3835">
          <text:p/>
        </draw:connector>
        <draw:circle draw:style-name="gr4" draw:text-style-name="P1" xml:id="id5" draw:id="id5" draw:layer="layout" svg:width="0.254cm" svg:height="0.254cm" svg:x="10.347cm" svg:y="15.284cm">
          <text:p/>
        </draw:circle>
        <draw:rect draw:style-name="gr3" draw:text-style-name="P4" draw:layer="layout" svg:width="4.594cm" svg:height="0.832cm" svg:x="4.28cm" svg:y="14.687cm">
          <text:p text:style-name="P1"><text:span text:style-name="T2">Code Table Instance</text:span></text:p>
        </draw:rect>
        <draw:rect draw:style-name="gr2" draw:text-style-name="P3" xml:id="id19" draw:id="id19" draw:layer="layout" svg:width="4.594cm" svg:height="5.066cm" svg:x="4.28cm" svg:y="15.449cm">
          <text:p text:style-name="P2"><text:span text:style-name="T1">table_instance_id</text:span></text:p>
          <text:p text:style-name="P2"><text:span text:style-name="T1">table_id</text:span></text:p>
          <text:p text:style-name="P2"><text:span text:style-name="T1">release_id</text:span></text:p>
          <text:p text:style-name="P2"><text:span text:style-name="T1">table_label</text:span></text:p>
          <text:p text:style-name="P2"><text:span text:style-name="T1">issue_count</text:span></text:p>
          <text:p text:style-name="P2"><text:span text:style-name="T1">inclusion_status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>enforce_unique</text:span></text:p>
          <text:p text:style-name="P2"><text:span text:style-name="T1"/></text:p>
        </draw:rect>
        <draw:circle draw:style-name="gr4" draw:text-style-name="P1" xml:id="id18" draw:id="id18" draw:layer="layout" svg:width="0.254cm" svg:height="0.254cm" svg:x="10.347cm" svg:y="17.501cm">
          <text:p/>
        </draw:circle>
        <draw:connector draw:style-name="gr1" draw:text-style-name="P1" draw:layer="layout" draw:type="curve" svg:x1="10.347cm" svg:y1="17.628cm" svg:x2="8.874cm" svg:y2="17.982cm" draw:start-shape="id18" draw:start-glue-point="3" draw:end-shape="id19" svg:d="m10347 17628c-1104 0-368 354-1473 354">
          <text:p/>
        </draw:connector>
        <draw:rect draw:style-name="gr2" draw:text-style-name="P3" draw:layer="layout" svg:width="4.418cm" svg:height="3.748cm" svg:x="17.429cm" svg:y="16.751cm">
          <text:p text:style-name="P2"><text:span text:style-name="T1">attribute_instance_id</text:span></text:p>
          <text:p text:style-name="P2"><text:span text:style-name="T1">value_id</text:span></text:p>
          <text:p text:style-name="P2"><text:span text:style-name="T1">code_instance_id</text:span></text:p>
          <text:p text:style-name="P2"><text:span text:style-name="T1">accept_status</text:span></text:p>
          <text:p text:style-name="P2"><text:span text:style-name="T1"/></text:p>
          <text:p text:style-name="P2"><text:span text:style-name="T1"/></text:p>
        </draw:rect>
        <draw:rect draw:style-name="gr3" draw:text-style-name="P4" draw:layer="layout" svg:width="4.418cm" svg:height="0.818cm" svg:x="17.429cm" svg:y="15.989cm">
          <text:p text:style-name="P1"><text:span text:style-name="T2">Attribute Instance</text:span></text:p>
        </draw:rect>
        <draw:circle draw:style-name="gr4" draw:text-style-name="P1" xml:id="id20" draw:id="id20" draw:layer="layout" svg:width="0.254cm" svg:height="0.254cm" svg:x="17.3cm" svg:y="17.46cm">
          <text:p/>
        </draw:circle>
        <draw:connector draw:style-name="gr1" draw:text-style-name="P1" draw:layer="layout" draw:type="curve" svg:x1="17.3cm" svg:y1="17.587cm" svg:x2="16.831cm" svg:y2="9.328cm" draw:start-shape="id20" draw:start-glue-point="3" draw:end-shape="id14" draw:end-glue-point="2" svg:d="m17300 17587c-751 0-626-2097-555-2637s86 477 86-5622">
          <text:p/>
        </draw:connector>
        <draw:circle draw:style-name="gr4" draw:text-style-name="P1" xml:id="id21" draw:id="id21" draw:layer="layout" svg:width="0.254cm" svg:height="0.254cm" svg:x="17.299cm" svg:y="17.937cm">
          <text:p/>
        </draw:circle>
        <draw:connector draw:style-name="gr1" draw:text-style-name="P1" draw:layer="layout" draw:type="curve" svg:x1="17.299cm" svg:y1="18.064cm" svg:x2="14.716cm" svg:y2="17.038cm" draw:start-shape="id21" draw:start-glue-point="3" draw:end-shape="id22" svg:d="m17299 18064c-1936 0-645-1026-2583-1026">
          <text:p/>
        </draw:connector>
        <draw:rect draw:style-name="gr3" draw:text-style-name="P4" xml:id="id27" draw:id="id27" draw:layer="layout" svg:width="3.192cm" svg:height="0.869cm" svg:x="22.7cm" svg:y="10.271cm">
          <text:p text:style-name="P1"><text:span text:style-name="T2">User</text:span></text:p>
        </draw:rect>
        <draw:rect draw:style-name="gr2" draw:text-style-name="P3" draw:layer="layout" svg:width="3.192cm" svg:height="3.661cm" svg:x="22.7cm" svg:y="11.033cm">
          <text:p text:style-name="P2"><text:span text:style-name="T1">user_id</text:span></text:p>
          <text:p text:style-name="P2"><text:span text:style-name="T1">user_name</text:span></text:p>
          <text:p text:style-name="P2"><text:span text:style-name="T1">password</text:span></text:p>
          <text:p text:style-name="P2"><text:span text:style-name="T1">email_address</text:span></text:p>
          <text:p text:style-name="P2"><text:span text:style-name="T1">user_type</text:span></text:p>
          <text:p text:style-name="P2"><text:span text:style-name="T1"/></text:p>
        </draw:rect>
        <draw:circle draw:style-name="gr4" draw:text-style-name="P1" xml:id="id23" draw:id="id23" draw:layer="layout" svg:width="0.254cm" svg:height="0.254cm" svg:x="4.185cm" svg:y="16.216cm">
          <text:p/>
        </draw:circle>
        <draw:connector draw:style-name="gr1" draw:text-style-name="P1" draw:layer="layout" draw:type="curve" svg:x1="4.185cm" svg:y1="16.343cm" svg:x2="4.864cm" svg:y2="12.153cm" draw:start-shape="id23" draw:start-glue-point="3" draw:end-shape="id2" draw:end-glue-point="3" svg:d="m4185 16343c-751 0-1091-4190 679-4190">
          <text:p/>
        </draw:connector>
        <draw:circle draw:style-name="gr4" draw:text-style-name="P1" xml:id="id24" draw:id="id24" draw:layer="layout" svg:width="0.254cm" svg:height="0.254cm" svg:x="4.184cm" svg:y="16.615cm">
          <text:p/>
        </draw:circle>
        <draw:connector draw:style-name="gr1" draw:text-style-name="P1" draw:layer="layout" draw:type="curve" svg:x1="4.184cm" svg:y1="16.742cm" svg:x2="3.286cm" svg:y2="11.12cm" draw:start-shape="id24" draw:start-glue-point="3" draw:end-shape="id25" svg:d="m4184 16742c-599 0-898-1874-898-5622">
          <text:p/>
        </draw:connector>
        <draw:circle draw:style-name="gr4" draw:text-style-name="P1" xml:id="id26" draw:id="id26" draw:layer="layout" svg:width="0.254cm" svg:height="0.254cm" svg:x="22.937cm" svg:y="6.912cm">
          <text:p/>
        </draw:circle>
        <draw:connector draw:style-name="gr1" draw:text-style-name="P1" draw:layer="layout" draw:type="curve" svg:x1="23.191cm" svg:y1="7.039cm" svg:x2="25.892cm" svg:y2="10.705cm" draw:start-shape="id26" draw:start-glue-point="1" draw:end-shape="id27" draw:end-glue-point="1" svg:d="m23191 7039c4803 0 3452 3666 2701 3666">
          <text:p/>
        </draw:connector>
        <draw:rect draw:style-name="gr5" draw:text-style-name="P5" draw:layer="layout" svg:width="2.794cm" svg:height="1.27cm" svg:x="15.537cm" svg:y="4.502cm">
          <text:p text:style-name="P2"><text:span text:style-name="T3">free text, date, </text:span></text:p>
          <text:p text:style-name="P2"><text:span text:style-name="T3">select text, integer, </text:span></text:p>
          <text:p text:style-name="P2"><text:span text:style-name="T3">code master, </text:span></text:p>
          <text:p text:style-name="P2"><text:span text:style-name="T3">code table</text:span></text:p>
        </draw:rect>
        <draw:rect draw:style-name="gr5" draw:text-style-name="P5" draw:layer="layout" svg:width="2.794cm" svg:height="1.27cm" svg:x="10.995cm" svg:y="18.951cm">
          <text:p text:style-name="P2"><text:span text:style-name="T3">include, remove,</text:span></text:p>
          <text:p text:style-name="P2"><text:span text:style-name="T3">proposed include,</text:span></text:p>
          <text:p text:style-name="P2"><text:span text:style-name="T3">proposed remove</text:span></text:p>
        </draw:rect>
        <draw:rect draw:style-name="gr5" draw:text-style-name="P5" draw:layer="layout" svg:width="2.794cm" svg:height="1.27cm" svg:x="4.891cm" svg:y="18.475cm">
          <text:p text:style-name="P2"><text:span text:style-name="T3">include, remove,</text:span></text:p>
          <text:p text:style-name="P2"><text:span text:style-name="T3">proposed include,</text:span></text:p>
          <text:p text:style-name="P2"><text:span text:style-name="T3">proposed remove</text:span></text:p>
        </draw:rect>
        <draw:rect draw:style-name="gr5" draw:text-style-name="P5" draw:layer="layout" svg:width="3.81cm" svg:height="0.508cm" svg:x="8.406cm" svg:y="5.121cm">
          <text:p text:style-name="P2"><text:span text:style-name="T3">required, optional, disabled</text:span></text:p>
        </draw:rect>
        <draw:rect draw:style-name="gr5" draw:text-style-name="P5" draw:layer="layout" svg:width="3.556cm" svg:height="0.762cm" svg:x="1.508cm" svg:y="10.104cm">
          <text:p text:style-name="P2"><text:span text:style-name="T3">proposed, current, </text:span></text:p>
          <text:p text:style-name="P2"><text:span text:style-name="T3">deprecated</text:span></text:p>
        </draw:rect>
        <draw:rect draw:style-name="gr5" draw:text-style-name="P5" draw:layer="layout" svg:width="3.302cm" svg:height="1.016cm" svg:x="21.644cm" svg:y="8.76cm">
          <text:p text:style-name="P2"><text:span text:style-name="T3">for, against, neutral, </text:span></text:p>
          <text:p text:style-name="P2"><text:span text:style-name="T3">research, question,</text:span></text:p>
          <text:p text:style-name="P2"><text:span text:style-name="T3">problem</text:span></text:p>
        </draw:rect>
        <draw:rect draw:style-name="gr5" draw:text-style-name="P5" draw:layer="layout" svg:width="2.413cm" svg:height="0.957cm" svg:x="23.295cm" svg:y="13.61cm">
          <text:p text:style-name="P2"><text:span text:style-name="T3">admin, expert,</text:span></text:p>
          <text:p text:style-name="P2"><text:span text:style-name="T3">pending</text:span></text:p>
        </draw:rect>
        <draw:circle draw:style-name="gr4" draw:text-style-name="P1" xml:id="id1" draw:id="id1" draw:layer="layout" svg:width="0.254cm" svg:height="0.254cm" svg:x="14.905cm" svg:y="3.484cm">
          <text:p/>
        </draw:circle>
        <draw:rect draw:style-name="gr5" draw:text-style-name="P5" draw:layer="layout" svg:width="3.048cm" svg:height="1.324cm" svg:x="18.037cm" svg:y="18.921cm">
          <text:p text:style-name="P2"><text:span text:style-name="T3">proposed, confirmed, </text:span></text:p>
          <text:p text:style-name="P2"><text:span text:style-name="T3">opposed, rejected,</text:span></text:p>
          <text:p text:style-name="P2"><text:span text:style-name="T3">research, question,</text:span></text:p>
          <text:p text:style-name="P2"><text:span text:style-name="T3">problem</text:span></text:p>
        </draw:rect>
        <draw:circle draw:style-name="gr4" draw:text-style-name="P1" xml:id="id28" draw:id="id28" draw:layer="layout" svg:width="0.254cm" svg:height="0.254cm" svg:x="4.805cm" svg:y="13.184cm">
          <text:p/>
        </draw:circle>
        <draw:connector draw:style-name="gr1" draw:text-style-name="P1" draw:layer="layout" draw:type="curve" svg:x1="4.805cm" svg:y1="13.311cm" svg:x2="6.701cm" svg:y2="13.733cm" draw:start-shape="id28" draw:start-glue-point="3" draw:end-shape="id29" draw:end-glue-point="2" svg:d="m4805 13311c-751 0-626 462 35 755s1861 418 1861-333">
          <text:p/>
        </draw:connector>
        <draw:rect draw:style-name="gr3" draw:text-style-name="P4" xml:id="id31" draw:id="id31" draw:layer="layout" svg:width="2.921cm" svg:height="0.762cm" svg:x="22.706cm" svg:y="15.194cm">
          <text:p text:style-name="P1"><text:span text:style-name="T2">Resource</text:span></text:p>
        </draw:rect>
        <draw:rect draw:style-name="gr2" draw:text-style-name="P3" draw:layer="layout" svg:width="2.921cm" svg:height="1.843cm" svg:x="22.706cm" svg:y="15.956cm">
          <text:p text:style-name="P2"><text:span text:style-name="T1">resource_id</text:span></text:p>
          <text:p text:style-name="P2"><text:span text:style-name="T1">display_label</text:span></text:p>
          <text:p text:style-name="P2"><text:span text:style-name="T1">url</text:span></text:p>
          <text:p text:style-name="P2"><text:span text:style-name="T1"/></text:p>
          <text:p text:style-name="P2"><text:span text:style-name="T1"/></text:p>
        </draw:rect>
        <draw:rect draw:style-name="gr3" draw:text-style-name="P4" draw:layer="layout" svg:width="3.937cm" svg:height="0.762cm" svg:x="15.518cm" svg:y="10.187cm">
          <text:p text:style-name="P1"><text:span text:style-name="T2">Supporting Info</text:span></text:p>
        </draw:rect>
        <draw:rect draw:style-name="gr2" draw:text-style-name="P3" draw:layer="layout" svg:width="3.937cm" svg:height="4.256cm" svg:x="15.518cm" svg:y="10.949cm">
          <text:p text:style-name="P2"><text:span text:style-name="T1">supporting_info_id</text:span></text:p>
          <text:p text:style-name="P2"><text:span text:style-name="T1">code_id</text:span></text:p>
          <text:p text:style-name="P2"><text:span text:style-name="T1">user_id</text:span></text:p>
          <text:p text:style-name="P2"><text:span text:style-name="T1">resource_id</text:span></text:p>
          <text:p text:style-name="P2"><text:span text:style-name="T1">abstract_text</text:span></text:p>
          <text:p text:style-name="P2"><text:span text:style-name="T1">comment_text</text:span></text:p>
          <text:p text:style-name="P2"><text:span text:style-name="T1">effective_date</text:span></text:p>
          <text:p text:style-name="P2"><text:span text:style-name="T1">entry_date</text:span></text:p>
        </draw:rect>
        <draw:circle draw:style-name="gr4" draw:text-style-name="P1" xml:id="id30" draw:id="id30" draw:layer="layout" svg:width="0.254cm" svg:height="0.254cm" svg:x="18.215cm" svg:y="12.518cm">
          <text:p/>
        </draw:circle>
        <draw:circle draw:style-name="gr4" draw:text-style-name="P1" xml:id="id33" draw:id="id33" draw:layer="layout" svg:width="0.254cm" svg:height="0.254cm" svg:x="17.314cm" svg:y="12.117cm">
          <text:p/>
        </draw:circle>
        <draw:connector draw:style-name="gr1" draw:text-style-name="P1" draw:layer="layout" draw:type="curve" svg:x1="18.469cm" svg:y1="12.645cm" svg:x2="22.706cm" svg:y2="15.575cm" draw:start-shape="id30" draw:start-glue-point="1" draw:end-shape="id31" draw:end-glue-point="3" svg:d="m18469 12645c3178 0 1060 2930 4237 2930">
          <text:p/>
        </draw:connector>
        <draw:circle draw:style-name="gr4" draw:text-style-name="P1" xml:id="id32" draw:id="id32" draw:layer="layout" svg:width="0.254cm" svg:height="0.254cm" svg:x="15.391cm" svg:y="11.649cm">
          <text:p/>
        </draw:circle>
        <draw:connector draw:style-name="gr1" draw:text-style-name="P1" draw:layer="layout" draw:type="curve" svg:x1="15.391cm" svg:y1="11.776cm" svg:x2="11.919cm" svg:y2="10.225cm" draw:start-shape="id32" draw:start-glue-point="3" draw:end-shape="id16" draw:end-glue-point="1" svg:d="m15391 11776c-2604 0-868-1551-3472-1551">
          <text:p/>
        </draw:connector>
        <draw:connector draw:style-name="gr1" draw:text-style-name="P1" draw:layer="layout" draw:type="curve" svg:x1="17.568cm" svg:y1="12.244cm" svg:x2="22.7cm" svg:y2="10.705cm" draw:start-shape="id33" draw:start-glue-point="1" draw:end-shape="id27" draw:end-glue-point="3" svg:d="m17568 12244c3849 0 1283-1539 5132-15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than Bunker</meta:initial-creator>
    <meta:creation-date>2014-06-17T12:56:10.22</meta:creation-date>
    <meta:generator>OpenOffice.org/3.4.1$Win32 OpenOffice.org_project/341m1$Build-9593</meta:generator>
    <dc:date>2015-08-26T01:04:45.48</dc:date>
    <dc:creator>Nathan Bunker</dc:creator>
    <meta:editing-duration>P3DT10H28S</meta:editing-duration>
    <meta:editing-cycles>18</meta:editing-cycles>
    <meta:printed-by>Nathan Bunker</meta:printed-by>
    <meta:print-date>2014-06-19T14:05:00.83</meta:print-date>
    <meta:document-statistic meta:object-count="78"/>
  </office:meta>
</office:document-meta>
</file>